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BD27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22B2B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BD3FBE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7E2BD2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22B7E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7ED22B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0000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#2BD27E"/>
    </style:style>
    <style:style style:name="ce10" style:family="table-cell" style:parent-style-name="Default" style:data-style-name="N0">
      <style:table-cell-properties fo:border="thin solid #000000" fo:background-color="#D22B2B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BD3FBE"/>
      <style:text-properties fo:color="#FFFFFF"/>
    </style:style>
    <style:style style:name="ce12" style:family="table-cell" style:parent-style-name="Default" style:data-style-name="N0">
      <style:table-cell-properties fo:border="thin solid #000000" fo:background-color="#7E2BD2"/>
      <style:text-properties fo:color="#FFFFFF"/>
    </style:style>
    <style:style style:name="ce13" style:family="table-cell" style:parent-style-name="Default" style:data-style-name="N0">
      <style:table-cell-properties fo:border="thin solid #000000" fo:background-color="#D22B7E"/>
      <style:text-properties fo:color="#FFFFFF"/>
    </style:style>
    <style:style style:name="ce14" style:family="table-cell" style:parent-style-name="Default" style:data-style-name="N0">
      <style:table-cell-properties fo:border="thin solid #000000" fo:background-color="#7ED22B"/>
    </style:style>
    <style:style style:name="ce15" style:family="table-cell" style:parent-style-name="Default" style:data-style-name="N0">
      <style:table-cell-properties fo:border="thin solid #000000" fo:background-color="#0000FF"/>
    </style:style>
    <style:style style:name="ce16" style:family="table-cell" style:parent-style-name="Default" style:data-style-name="N0">
      <style:table-cell-properties fo:background-color="transparent"/>
      <style:text-properties fo:color="#FFFFFF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fo:background-color="#2BD22B"/>
      <style:text-properties fo:color="#000000" fo:font-style="italic" style:font-style-asian="italic" style:font-style-complex="italic"/>
    </style:style>
    <style:style style:name="ce19" style:family="table-cell" style:parent-style-name="Default" style:data-style-name="N0">
      <style:table-cell-properties fo:border="thin solid #000000" fo:background-color="#2BD22B"/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="thin solid #000000" fo:background-color="#FFFF00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ackground-color="transparent"/>
      <style:text-properties fo:color="#FFFFF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2">
            <text:p>Т, С</text:p>
          </table:table-cell>
          <table:table-cell office:value-type="string" table:style-name="ce3">
            <text:p>hв, мм</text:p>
          </table:table-cell>
          <table:table-cell office:value-type="string" table:style-name="ce4">
            <text:p>hн, мм</text:p>
          </table:table-cell>
          <table:table-cell office:value-type="string" table:style-name="ce5">
            <text:p>hконд, мм</text:p>
          </table:table-cell>
          <table:table-cell office:value-type="string" table:number-columns-spanned="1" table:number-rows-spanned="12" table:style-name="ce23">
            <text:p>НАГРЕВАНИЕ</text:p>
          </table:table-cell>
          <table:table-cell office:value-type="string" table:style-name="ce6">
            <text:p>Δh(<text:span text:style-name="T2">рт)</text:span>, мм</text:p>
          </table:table-cell>
          <table:table-cell office:value-type="string" table:style-name="ce6">
            <text:p>Δh(в-рт),мм</text:p>
          </table:table-cell>
          <table:table-cell office:value-type="string" table:style-name="ce7">
            <text:p>Δp, Па</text:p>
          </table:table-cell>
          <table:table-cell office:value-type="string" table:style-name="ce8">
            <text:p>1/T, K</text:p>
          </table:table-cell>
          <table:table-cell office:value-type="string" table:style-name="ce8">
            <text:p>ln(Δp)</text:p>
          </table:table-cell>
          <table:table-cell office:value-type="string" table:style-name="ce2">
            <text:p>Δp, торр</text:p>
          </table:table-cell>
          <table:table-cell table:number-columns-repeated="16373" table:style-name="ce1"/>
        </table:table-row>
        <table:table-row table:style-name="ro1">
          <table:table-cell office:value-type="float" office:value="20.2" table:style-name="ce9">
            <text:p>20.2</text:p>
          </table:table-cell>
          <table:table-cell office:value-type="float" office:value="79.45" table:style-name="ce10">
            <text:p>79.45</text:p>
          </table:table-cell>
          <table:table-cell office:value-type="float" office:value="62.9" table:style-name="ce11">
            <text:p>62.9</text:p>
          </table:table-cell>
          <table:table-cell office:value-type="float" office:value="98.15" table:style-name="ce12">
            <text:p>98.15</text:p>
          </table:table-cell>
          <table:covered-table-cell/>
          <table:table-cell office:value-type="float" office:value="16.550000000000004" table:formula="of:=[.B2]-[.C2]" table:style-name="ce13">
            <text:p>16.55</text:p>
          </table:table-cell>
          <table:table-cell office:value-type="float" office:value="35.250000000000007" table:formula="of:=[.D2]-[.C2]" table:style-name="ce13">
            <text:p>35.25</text:p>
          </table:table-cell>
          <table:table-cell office:value-type="float" office:value="1854.1145250000011" table:formula="of:=[.$B$16]*[.F2]*9.81-[.$B$17]*[.G2]*9.81" table:style-name="ce14">
            <text:p>1854.114525</text:p>
          </table:table-cell>
          <table:table-cell office:value-type="float" office:value="3.4106412005457027E-3" table:formula="of:=1/([.A2]+273)" table:style-name="ce15">
            <text:p>0.003410641</text:p>
          </table:table-cell>
          <table:table-cell office:value-type="float" office:value="7.5251625160626592" table:formula="of:=LN([.H2])" table:style-name="ce15">
            <text:p>7.525162516</text:p>
          </table:table-cell>
          <table:table-cell office:value-type="float" office:value="13.907008488505509" table:formula="of:=[.H2]*0.00750062" table:style-name="ce9">
            <text:p>13.90700849</text:p>
          </table:table-cell>
          <table:table-cell table:number-columns-repeated="16373" table:style-name="ce1"/>
        </table:table-row>
        <table:table-row table:style-name="ro1">
          <table:table-cell office:value-type="float" office:value="22.1" table:style-name="ce9">
            <text:p>22.1</text:p>
          </table:table-cell>
          <table:table-cell office:value-type="float" office:value="79.849999999999994" table:style-name="ce10">
            <text:p>79.85</text:p>
          </table:table-cell>
          <table:table-cell office:value-type="float" office:value="62.1" table:style-name="ce11">
            <text:p>62.1</text:p>
          </table:table-cell>
          <table:table-cell office:value-type="float" office:value="97.7" table:style-name="ce12">
            <text:p>97.7</text:p>
          </table:table-cell>
          <table:covered-table-cell/>
          <table:table-cell office:value-type="float" office:value="17.749999999999993" table:formula="of:=[.B3]-[.C3]" table:style-name="ce13">
            <text:p>17.75</text:p>
          </table:table-cell>
          <table:table-cell office:value-type="float" office:value="35.6" table:formula="of:=[.D3]-[.C3]" table:style-name="ce13">
            <text:p>35.6</text:p>
          </table:table-cell>
          <table:table-cell office:value-type="float" office:value="2010.1916249999992" table:formula="of:=[.$B$16]*[.F3]*9.81-[.$B$17]*[.G3]*9.81" table:style-name="ce14">
            <text:p>2010.191625</text:p>
          </table:table-cell>
          <table:table-cell office:value-type="float" office:value="3.3886818027787187E-3" table:formula="of:=1/([.A3]+273)" table:style-name="ce15">
            <text:p>0.003388682</text:p>
          </table:table-cell>
          <table:table-cell office:value-type="float" office:value="7.6059853323298459" table:formula="of:=LN([.H3])" table:style-name="ce15">
            <text:p>7.605985332</text:p>
          </table:table-cell>
          <table:table-cell office:value-type="float" office:value="15.077683506307496" table:formula="of:=[.H3]*0.00750062" table:style-name="ce9">
            <text:p>15.07768351</text:p>
          </table:table-cell>
          <table:table-cell table:number-columns-repeated="16373" table:style-name="ce1"/>
        </table:table-row>
        <table:table-row table:style-name="ro1">
          <table:table-cell office:value-type="float" office:value="24.1" table:style-name="ce9">
            <text:p>24.1</text:p>
          </table:table-cell>
          <table:table-cell office:value-type="float" office:value="81.349999999999994" table:style-name="ce10">
            <text:p>81.35</text:p>
          </table:table-cell>
          <table:table-cell office:value-type="float" office:value="61.3" table:style-name="ce11">
            <text:p>61.3</text:p>
          </table:table-cell>
          <table:table-cell office:value-type="float" office:value="96.55" table:style-name="ce12">
            <text:p>96.55</text:p>
          </table:table-cell>
          <table:covered-table-cell/>
          <table:table-cell office:value-type="float" office:value="20.049999999999997" table:formula="of:=[.B4]-[.C4]" table:style-name="ce13">
            <text:p>20.05</text:p>
          </table:table-cell>
          <table:table-cell office:value-type="float" office:value="35.25" table:formula="of:=[.D4]-[.C4]" table:style-name="ce13">
            <text:p>35.25</text:p>
          </table:table-cell>
          <table:table-cell office:value-type="float" office:value="2319.3537749999996" table:formula="of:=[.$B$16]*[.F4]*9.81-[.$B$17]*[.G4]*9.81" table:style-name="ce14">
            <text:p>2319.353775</text:p>
          </table:table-cell>
          <table:table-cell office:value-type="float" office:value="3.3658700774150114E-3" table:formula="of:=1/([.A4]+273)" table:style-name="ce15">
            <text:p>0.00336587</text:p>
          </table:table-cell>
          <table:table-cell office:value-type="float" office:value="7.7490438806007989" table:formula="of:=LN([.H4])" table:style-name="ce15">
            <text:p>7.749043881</text:p>
          </table:table-cell>
          <table:table-cell office:value-type="float" office:value="17.396591311840499" table:formula="of:=[.H4]*0.00750062" table:style-name="ce9">
            <text:p>17.39659131</text:p>
          </table:table-cell>
          <table:table-cell table:number-columns-repeated="16373" table:style-name="ce1"/>
        </table:table-row>
        <table:table-row table:style-name="ro1">
          <table:table-cell office:value-type="float" office:value="26.1" table:style-name="ce9">
            <text:p>26.1</text:p>
          </table:table-cell>
          <table:table-cell office:value-type="float" office:value="82.7" table:style-name="ce10">
            <text:p>82.7</text:p>
          </table:table-cell>
          <table:table-cell office:value-type="float" office:value="59.85" table:style-name="ce11">
            <text:p>59.85</text:p>
          </table:table-cell>
          <table:table-cell office:value-type="float" office:value="95.4" table:style-name="ce12">
            <text:p>95.4</text:p>
          </table:table-cell>
          <table:covered-table-cell/>
          <table:table-cell office:value-type="float" office:value="22.85" table:formula="of:=[.B5]-[.C5]" table:style-name="ce13">
            <text:p>22.85</text:p>
          </table:table-cell>
          <table:table-cell office:value-type="float" office:value="35.550000000000004" table:formula="of:=[.D5]-[.C5]" table:style-name="ce13">
            <text:p>35.55</text:p>
          </table:table-cell>
          <table:table-cell office:value-type="float" office:value="2688.6021750000009" table:formula="of:=[.$B$16]*[.F5]*9.81-[.$B$17]*[.G5]*9.81" table:style-name="ce14">
            <text:p>2688.602175</text:p>
          </table:table-cell>
          <table:table-cell office:value-type="float" office:value="3.3433634236041455E-3" table:formula="of:=1/([.A5]+273)" table:style-name="ce15">
            <text:p>0.003343363</text:p>
          </table:table-cell>
          <table:table-cell office:value-type="float" office:value="7.8967766999910376" table:formula="of:=LN([.H5])" table:style-name="ce15">
            <text:p>7.8967767</text:p>
          </table:table-cell>
          <table:table-cell office:value-type="float" office:value="20.166183245848508" table:formula="of:=[.H5]*0.00750062" table:style-name="ce9">
            <text:p>20.16618325</text:p>
          </table:table-cell>
          <table:table-cell table:number-columns-repeated="16373" table:style-name="ce1"/>
        </table:table-row>
        <table:table-row table:style-name="ro1">
          <table:table-cell office:value-type="float" office:value="28.1" table:style-name="ce9">
            <text:p>28.1</text:p>
          </table:table-cell>
          <table:table-cell office:value-type="float" office:value="84.4" table:style-name="ce10">
            <text:p>84.4</text:p>
          </table:table-cell>
          <table:table-cell office:value-type="float" office:value="58.45" table:style-name="ce11">
            <text:p>58.45</text:p>
          </table:table-cell>
          <table:table-cell office:value-type="float" office:value="93.85" table:style-name="ce12">
            <text:p>93.85</text:p>
          </table:table-cell>
          <table:covered-table-cell/>
          <table:table-cell office:value-type="float" office:value="25.950000000000003" table:formula="of:=[.B6]-[.C6]" table:style-name="ce13">
            <text:p>25.95</text:p>
          </table:table-cell>
          <table:table-cell office:value-type="float" office:value="35.399999999999991" table:formula="of:=[.D6]-[.C6]" table:style-name="ce13">
            <text:p>35.4</text:p>
          </table:table-cell>
          <table:table-cell office:value-type="float" office:value="3102.1427250000011" table:formula="of:=[.$B$16]*[.F6]*9.81-[.$B$17]*[.G6]*9.81" table:style-name="ce14">
            <text:p>3102.142725</text:p>
          </table:table-cell>
          <table:table-cell office:value-type="float" office:value="3.3211557622052474E-3" table:formula="of:=1/([.A6]+273)" table:style-name="ce15">
            <text:p>0.003321156</text:p>
          </table:table-cell>
          <table:table-cell office:value-type="float" office:value="8.0398483533163247" table:formula="of:=LN([.H6])" table:style-name="ce15">
            <text:p>8.039848353</text:p>
          </table:table-cell>
          <table:table-cell office:value-type="float" office:value="23.267993765989509" table:formula="of:=[.H6]*0.00750062" table:style-name="ce9">
            <text:p>23.26799377</text:p>
          </table:table-cell>
          <table:table-cell table:number-columns-repeated="16373" table:style-name="ce1"/>
        </table:table-row>
        <table:table-row table:style-name="ro1">
          <table:table-cell office:value-type="float" office:value="30.1" table:style-name="ce9">
            <text:p>30.1</text:p>
          </table:table-cell>
          <table:table-cell office:value-type="float" office:value="86.25" table:style-name="ce10">
            <text:p>86.25</text:p>
          </table:table-cell>
          <table:table-cell office:value-type="float" office:value="56.96" table:style-name="ce11">
            <text:p>56.96</text:p>
          </table:table-cell>
          <table:table-cell office:value-type="float" office:value="92.45" table:style-name="ce12">
            <text:p>92.45</text:p>
          </table:table-cell>
          <table:covered-table-cell/>
          <table:table-cell office:value-type="float" office:value="29.29" table:formula="of:=[.B7]-[.C7]" table:style-name="ce13">
            <text:p>29.29</text:p>
          </table:table-cell>
          <table:table-cell office:value-type="float" office:value="35.49" table:formula="of:=[.D7]-[.C7]" table:style-name="ce13">
            <text:p>35.49</text:p>
          </table:table-cell>
          <table:table-cell office:value-type="float" office:value="3545.2309950000003" table:formula="of:=[.$B$16]*[.F7]*9.81-[.$B$17]*[.G7]*9.81" table:style-name="ce14">
            <text:p>3545.230995</text:p>
          </table:table-cell>
          <table:table-cell office:value-type="float" office:value="3.2992411745298581E-3" table:formula="of:=1/([.A7]+273)" table:style-name="ce15">
            <text:p>0.003299241</text:p>
          </table:table-cell>
          <table:table-cell office:value-type="float" office:value="8.1733585976332002" table:formula="of:=LN([.H7])" table:style-name="ce15">
            <text:p>8.173358598</text:p>
          </table:table-cell>
          <table:table-cell office:value-type="float" office:value="26.591430505716904" table:formula="of:=[.H7]*0.00750062" table:style-name="ce9">
            <text:p>26.59143051</text:p>
          </table:table-cell>
          <table:table-cell table:number-columns-repeated="16373" table:style-name="ce1"/>
        </table:table-row>
        <table:table-row table:style-name="ro1">
          <table:table-cell office:value-type="float" office:value="32.1" table:style-name="ce9">
            <text:p>32.1</text:p>
          </table:table-cell>
          <table:table-cell office:value-type="float" office:value="88.35" table:style-name="ce10">
            <text:p>88.35</text:p>
          </table:table-cell>
          <table:table-cell office:value-type="float" office:value="55.2" table:style-name="ce11">
            <text:p>55.2</text:p>
          </table:table-cell>
          <table:table-cell office:value-type="float" office:value="90.95" table:style-name="ce12">
            <text:p>90.95</text:p>
          </table:table-cell>
          <table:covered-table-cell/>
          <table:table-cell office:value-type="float" office:value="33.149999999999991" table:formula="of:=[.B8]-[.C8]" table:style-name="ce13">
            <text:p>33.15</text:p>
          </table:table-cell>
          <table:table-cell office:value-type="float" office:value="35.75" table:formula="of:=[.D8]-[.C8]" table:style-name="ce13">
            <text:p>35.75</text:p>
          </table:table-cell>
          <table:table-cell office:value-type="float" office:value="4055.7728249999996" table:formula="of:=[.$B$16]*[.F8]*9.81-[.$B$17]*[.G8]*9.81" table:style-name="ce14">
            <text:p>4055.772825</text:p>
          </table:table-cell>
          <table:table-cell office:value-type="float" office:value="3.2776138970829235E-3" table:formula="of:=1/([.A8]+273)" table:style-name="ce15">
            <text:p>0.003277614</text:p>
          </table:table-cell>
          <table:table-cell office:value-type="float" office:value="8.3078965340870372" table:formula="of:=LN([.H8])" table:style-name="ce15">
            <text:p>8.307896534</text:p>
          </table:table-cell>
          <table:table-cell office:value-type="float" office:value="30.420810766651499" table:formula="of:=[.H8]*0.00750062" table:style-name="ce9">
            <text:p>30.42081077</text:p>
          </table:table-cell>
          <table:table-cell table:number-columns-repeated="16373" table:style-name="ce1"/>
        </table:table-row>
        <table:table-row table:style-name="ro1">
          <table:table-cell office:value-type="float" office:value="34.1" table:style-name="ce9">
            <text:p>34.1</text:p>
          </table:table-cell>
          <table:table-cell office:value-type="float" office:value="89.65" table:style-name="ce10">
            <text:p>89.65</text:p>
          </table:table-cell>
          <table:table-cell office:value-type="float" office:value="54" table:style-name="ce11">
            <text:p>54</text:p>
          </table:table-cell>
          <table:table-cell office:value-type="float" office:value="89.95" table:style-name="ce12">
            <text:p>89.95</text:p>
          </table:table-cell>
          <table:covered-table-cell/>
          <table:table-cell office:value-type="float" office:value="35.650000000000006" table:formula="of:=[.B9]-[.C9]" table:style-name="ce13">
            <text:p>35.65</text:p>
          </table:table-cell>
          <table:table-cell office:value-type="float" office:value="35.950000000000003" table:formula="of:=[.D9]-[.C9]" table:style-name="ce13">
            <text:p>35.95</text:p>
          </table:table-cell>
          <table:table-cell office:value-type="float" office:value="4386.1245750000016" table:formula="of:=[.$B$16]*[.F9]*9.81-[.$B$17]*[.G9]*9.81" table:style-name="ce14">
            <text:p>4386.124575</text:p>
          </table:table-cell>
          <table:table-cell office:value-type="float" office:value="3.2562683165092803E-3" table:formula="of:=1/([.A9]+273)" table:style-name="ce15">
            <text:p>0.003256268</text:p>
          </table:table-cell>
          <table:table-cell office:value-type="float" office:value="8.386201331447257" table:formula="of:=LN([.H9])" table:style-name="ce15">
            <text:p>8.386201331</text:p>
          </table:table-cell>
          <table:table-cell office:value-type="float" office:value="32.898653709736514" table:formula="of:=[.H9]*0.00750062" table:style-name="ce9">
            <text:p>32.89865371</text:p>
          </table:table-cell>
          <table:table-cell table:number-columns-repeated="16373" table:style-name="ce1"/>
        </table:table-row>
        <table:table-row table:style-name="ro1">
          <table:table-cell office:value-type="float" office:value="36.1" table:style-name="ce9">
            <text:p>36.1</text:p>
          </table:table-cell>
          <table:table-cell office:value-type="float" office:value="91.85" table:style-name="ce10">
            <text:p>91.85</text:p>
          </table:table-cell>
          <table:table-cell office:value-type="float" office:value="51.7" table:style-name="ce11">
            <text:p>51.7</text:p>
          </table:table-cell>
          <table:table-cell office:value-type="float" office:value="87.8" table:style-name="ce12">
            <text:p>87.8</text:p>
          </table:table-cell>
          <table:covered-table-cell/>
          <table:table-cell office:value-type="float" office:value="40.149999999999991" table:formula="of:=[.B10]-[.C10]" table:style-name="ce13">
            <text:p>40.15</text:p>
          </table:table-cell>
          <table:table-cell office:value-type="float" office:value="36.099999999999994" table:formula="of:=[.D10]-[.C10]" table:style-name="ce13">
            <text:p>36.1</text:p>
          </table:table-cell>
          <table:table-cell office:value-type="float" office:value="4982.8178250000001" table:formula="of:=[.$B$16]*[.F10]*9.81-[.$B$17]*[.G10]*9.81" table:style-name="ce14">
            <text:p>4982.817825</text:p>
          </table:table-cell>
          <table:table-cell office:value-type="float" office:value="3.2351989647363311E-3" table:formula="of:=1/([.A10]+273)" table:style-name="ce15">
            <text:p>0.003235199</text:p>
          </table:table-cell>
          <table:table-cell office:value-type="float" office:value="8.5137508383114717" table:formula="of:=LN([.H10])" table:style-name="ce15">
            <text:p>8.513750838</text:p>
          </table:table-cell>
          <table:table-cell office:value-type="float" office:value="37.374223034551505" table:formula="of:=[.H10]*0.00750062" table:style-name="ce9">
            <text:p>37.37422303</text:p>
          </table:table-cell>
          <table:table-cell table:number-columns-repeated="16373" table:style-name="ce1"/>
        </table:table-row>
        <table:table-row table:style-name="ro1">
          <table:table-cell office:value-type="float" office:value="38.1" table:style-name="ce9">
            <text:p>38.1</text:p>
          </table:table-cell>
          <table:table-cell office:value-type="float" office:value="94.25" table:style-name="ce10">
            <text:p>94.25</text:p>
          </table:table-cell>
          <table:table-cell office:value-type="float" office:value="49.6" table:style-name="ce11">
            <text:p>49.6</text:p>
          </table:table-cell>
          <table:table-cell office:value-type="float" office:value="85.7" table:style-name="ce12">
            <text:p>85.7</text:p>
          </table:table-cell>
          <table:covered-table-cell/>
          <table:table-cell office:value-type="float" office:value="44.65" table:formula="of:=[.B11]-[.C11]" table:style-name="ce13">
            <text:p>44.65</text:p>
          </table:table-cell>
          <table:table-cell office:value-type="float" office:value="36.1" table:formula="of:=[.D11]-[.C11]" table:style-name="ce13">
            <text:p>36.1</text:p>
          </table:table-cell>
          <table:table-cell office:value-type="float" office:value="5580.9825750000009" table:formula="of:=[.$B$16]*[.F11]*9.81-[.$B$17]*[.G11]*9.81" table:style-name="ce14">
            <text:p>5580.982575</text:p>
          </table:table-cell>
          <table:table-cell office:value-type="float" office:value="3.214400514304082E-3" table:formula="of:=1/([.A11]+273)" table:style-name="ce15">
            <text:p>0.003214401</text:p>
          </table:table-cell>
          <table:table-cell office:value-type="float" office:value="8.627120128583238" table:formula="of:=LN([.H11])" table:style-name="ce15">
            <text:p>8.627120129</text:p>
          </table:table-cell>
          <table:table-cell office:value-type="float" office:value="41.860829521696509" table:formula="of:=[.H11]*0.00750062" table:style-name="ce9">
            <text:p>41.86082952</text:p>
          </table:table-cell>
          <table:table-cell table:number-columns-repeated="16373" table:style-name="ce1"/>
        </table:table-row>
        <table:table-row table:style-name="ro1">
          <table:table-cell office:value-type="float" office:value="40.1" table:style-name="ce9">
            <text:p>40.1</text:p>
          </table:table-cell>
          <table:table-cell office:value-type="float" office:value="96.9" table:style-name="ce10">
            <text:p>96.9</text:p>
          </table:table-cell>
          <table:table-cell office:value-type="float" office:value="46.95" table:style-name="ce11">
            <text:p>46.95</text:p>
          </table:table-cell>
          <table:table-cell office:value-type="float" office:value="83" table:style-name="ce12">
            <text:p>83</text:p>
          </table:table-cell>
          <table:covered-table-cell/>
          <table:table-cell office:value-type="float" office:value="49.95" table:formula="of:=[.B12]-[.C12]" table:style-name="ce13">
            <text:p>49.95</text:p>
          </table:table-cell>
          <table:table-cell office:value-type="float" office:value="36.049999999999997" table:formula="of:=[.D12]-[.C12]" table:style-name="ce13">
            <text:p>36.05</text:p>
          </table:table-cell>
          <table:table-cell office:value-type="float" office:value="6285.9782250000017" table:formula="of:=[.$B$16]*[.F12]*9.81-[.$B$17]*[.G12]*9.81" table:style-name="ce14">
            <text:p>6285.978225</text:p>
          </table:table-cell>
          <table:table-cell office:value-type="float" office:value="3.1938677738741613E-3" table:formula="of:=1/([.A12]+273)" table:style-name="ce15">
            <text:p>0.003193868</text:p>
          </table:table-cell>
          <table:table-cell office:value-type="float" office:value="8.7460767533044255" table:formula="of:=LN([.H12])" table:style-name="ce15">
            <text:p>8.746076753</text:p>
          </table:table-cell>
          <table:table-cell office:value-type="float" office:value="47.148733993999514" table:formula="of:=[.H12]*0.00750062" table:style-name="ce9">
            <text:p>47.1487339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table:style-name="ce16"/>
          <table:table-cell table:style-name="ce1"/>
          <table:table-cell table:number-columns-repeated="2" table:style-name="ce17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17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2">
            <text:p>Т, С</text:p>
          </table:table-cell>
          <table:table-cell office:value-type="string" table:style-name="ce3">
            <text:p>hв, мм</text:p>
          </table:table-cell>
          <table:table-cell office:value-type="string" table:style-name="ce4">
            <text:p>hн, мм</text:p>
          </table:table-cell>
          <table:table-cell office:value-type="string" table:style-name="ce5">
            <text:p>hконд, мм</text:p>
          </table:table-cell>
          <table:table-cell office:value-type="string" table:number-columns-spanned="1" table:number-rows-spanned="7" table:style-name="ce24">
            <text:p>ОХЛАЖДЕНИЕ</text:p>
          </table:table-cell>
          <table:table-cell office:value-type="string" table:style-name="ce6">
            <text:p>Δh(<text:span text:style-name="T2">рт)</text:span>, мм</text:p>
          </table:table-cell>
          <table:table-cell office:value-type="string" table:style-name="ce6">
            <text:p>Δh(в-рт),мм</text:p>
          </table:table-cell>
          <table:table-cell office:value-type="string" table:style-name="ce7">
            <text:p>Δp, Па</text:p>
          </table:table-cell>
          <table:table-cell office:value-type="string" table:style-name="ce8">
            <text:p>1/T, K</text:p>
          </table:table-cell>
          <table:table-cell office:value-type="string" table:style-name="ce8">
            <text:p>ln(Δp)</text:p>
          </table:table-cell>
          <table:table-cell office:value-type="string" table:style-name="ce2">
            <text:p>Δp, торр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ρрт=</text:p>
          </table:table-cell>
          <table:table-cell office:value-type="float" office:value="13.55" table:style-name="ce18">
            <text:p>13.55</text:p>
          </table:table-cell>
          <table:table-cell office:value-type="string" table:style-name="ce18">
            <text:p>г/см**3</text:p>
          </table:table-cell>
          <table:table-cell office:value-type="float" office:value="38.1" table:style-name="ce9">
            <text:p>38.1</text:p>
          </table:table-cell>
          <table:table-cell office:value-type="float" office:value="95.2" table:style-name="ce10">
            <text:p>95.2</text:p>
          </table:table-cell>
          <table:table-cell office:value-type="float" office:value="48.9" table:style-name="ce11">
            <text:p>48.9</text:p>
          </table:table-cell>
          <table:table-cell office:value-type="float" office:value="84.85" table:style-name="ce12">
            <text:p>84.85</text:p>
          </table:table-cell>
          <table:covered-table-cell/>
          <table:table-cell office:value-type="float" office:value="46.300000000000004" table:formula="of:=[.E16]-[.F16]" table:style-name="ce13">
            <text:p>46.3</text:p>
          </table:table-cell>
          <table:table-cell office:value-type="float" office:value="35.949999999999996" table:formula="of:=[.G16]-[.F16]" table:style-name="ce13">
            <text:p>35.95</text:p>
          </table:table-cell>
          <table:table-cell office:value-type="float" office:value="5801.7811500000016" table:formula="of:=[.$B$16]*[.I16]*9.81-[.$B$17]*[.J16]*9.81" table:style-name="ce14">
            <text:p>5801.78115</text:p>
          </table:table-cell>
          <table:table-cell office:value-type="float" office:value="3.214400514304082E-3" table:formula="of:=1/([.D16]+273)" table:style-name="ce15">
            <text:p>0.003214401</text:p>
          </table:table-cell>
          <table:table-cell office:value-type="float" office:value="8.6659202442181318" table:formula="of:=LN([.K16])" table:style-name="ce15">
            <text:p>8.665920244</text:p>
          </table:table-cell>
          <table:table-cell office:value-type="float" office:value="43.516955729313011" table:formula="of:=[.K16]*0.00750062" table:style-name="ce9">
            <text:p>43.51695573</text:p>
          </table:table-cell>
          <table:table-cell table:number-columns-repeated="16370"/>
        </table:table-row>
        <table:table-row table:style-name="ro2">
          <table:table-cell office:value-type="string" table:style-name="ce19">
            <text:p>ρвод=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г/см**3</text:p>
          </table:table-cell>
          <table:table-cell office:value-type="float" office:value="36" table:style-name="ce9">
            <text:p>36</text:p>
          </table:table-cell>
          <table:table-cell office:value-type="float" office:value="93.3" table:style-name="ce10">
            <text:p>93.3</text:p>
          </table:table-cell>
          <table:table-cell office:value-type="float" office:value="50" table:style-name="ce11">
            <text:p>50</text:p>
          </table:table-cell>
          <table:table-cell office:value-type="float" office:value="86.4" table:style-name="ce12">
            <text:p>86.4</text:p>
          </table:table-cell>
          <table:covered-table-cell/>
          <table:table-cell office:value-type="float" office:value="43.3" table:formula="of:=[.E17]-[.F17]" table:style-name="ce13">
            <text:p>43.3</text:p>
          </table:table-cell>
          <table:table-cell office:value-type="float" office:value="36.400000000000006" table:formula="of:=[.G17]-[.F17]" table:style-name="ce13">
            <text:p>36.4</text:p>
          </table:table-cell>
          <table:table-cell office:value-type="float" office:value="5398.5901500000009" table:formula="of:=[.$B$16]*[.I17]*9.81-[.$B$17]*[.J17]*9.81" table:style-name="ce14">
            <text:p>5398.59015</text:p>
          </table:table-cell>
          <table:table-cell office:value-type="float" office:value="3.2362459546925568E-3" table:formula="of:=1/([.D17]+273)" table:style-name="ce15">
            <text:p>0.003236246</text:p>
          </table:table-cell>
          <table:table-cell office:value-type="float" office:value="8.5938931151308449" table:formula="of:=LN([.K17])" table:style-name="ce15">
            <text:p>8.593893115</text:p>
          </table:table-cell>
          <table:table-cell office:value-type="float" office:value="40.492773250893009" table:formula="of:=[.K17]*0.00750062" table:style-name="ce9">
            <text:p>40.49277325</text:p>
          </table:table-cell>
          <table:table-cell table:number-columns-repeated="16370"/>
        </table:table-row>
        <table:table-row table:style-name="ro2">
          <table:table-cell office:value-type="string" table:style-name="ce20">
            <text:p>σΤ=</text:p>
          </table:table-cell>
          <table:table-cell office:value-type="float" office:value="0.1" table:style-name="ce20">
            <text:p>0.1</text:p>
          </table:table-cell>
          <table:table-cell office:value-type="string" table:style-name="ce20">
            <text:p>К</text:p>
          </table:table-cell>
          <table:table-cell office:value-type="float" office:value="34" table:style-name="ce9">
            <text:p>34</text:p>
          </table:table-cell>
          <table:table-cell office:value-type="float" office:value="90.95" table:style-name="ce10">
            <text:p>90.95</text:p>
          </table:table-cell>
          <table:table-cell office:value-type="float" office:value="52.65" table:style-name="ce11">
            <text:p>52.65</text:p>
          </table:table-cell>
          <table:table-cell office:value-type="float" office:value="88.9" table:style-name="ce12">
            <text:p>88.9</text:p>
          </table:table-cell>
          <table:covered-table-cell/>
          <table:table-cell office:value-type="float" office:value="38.300000000000004" table:formula="of:=[.E18]-[.F18]" table:style-name="ce13">
            <text:p>38.3</text:p>
          </table:table-cell>
          <table:table-cell office:value-type="float" office:value="36.250000000000007" table:formula="of:=[.G18]-[.F18]" table:style-name="ce13">
            <text:p>36.25</text:p>
          </table:table-cell>
          <table:table-cell office:value-type="float" office:value="4735.43415" table:formula="of:=[.$B$16]*[.I18]*9.81-[.$B$17]*[.J18]*9.81" table:style-name="ce14">
            <text:p>4735.43415</text:p>
          </table:table-cell>
          <table:table-cell office:value-type="float" office:value="3.2573289902280132E-3" table:formula="of:=1/([.D18]+273)" table:style-name="ce15">
            <text:p>0.003257329</text:p>
          </table:table-cell>
          <table:table-cell office:value-type="float" office:value="8.4628286909628834" table:formula="of:=LN([.K18])" table:style-name="ce15">
            <text:p>8.462828691</text:p>
          </table:table-cell>
          <table:table-cell office:value-type="float" office:value="35.518692094173005" table:formula="of:=[.K18]*0.00750062" table:style-name="ce9">
            <text:p>35.51869209</text:p>
          </table:table-cell>
          <table:table-cell table:number-columns-repeated="16370"/>
        </table:table-row>
        <table:table-row table:style-name="ro2">
          <table:table-cell office:value-type="string" table:style-name="ce20">
            <text:p>σΗ=</text:p>
          </table:table-cell>
          <table:table-cell office:value-type="float" office:value="0.05" table:style-name="ce20">
            <text:p>0.05</text:p>
          </table:table-cell>
          <table:table-cell office:value-type="string" table:style-name="ce20">
            <text:p>мм</text:p>
          </table:table-cell>
          <table:table-cell office:value-type="float" office:value="32" table:style-name="ce9">
            <text:p>32</text:p>
          </table:table-cell>
          <table:table-cell office:value-type="float" office:value="89.1" table:style-name="ce10">
            <text:p>89.1</text:p>
          </table:table-cell>
          <table:table-cell office:value-type="float" office:value="54.1" table:style-name="ce11">
            <text:p>54.1</text:p>
          </table:table-cell>
          <table:table-cell office:value-type="float" office:value="90.35" table:style-name="ce12">
            <text:p>90.35</text:p>
          </table:table-cell>
          <table:covered-table-cell/>
          <table:table-cell office:value-type="float" office:value="34.999999999999993" table:formula="of:=[.E19]-[.F19]" table:style-name="ce13">
            <text:p>35</text:p>
          </table:table-cell>
          <table:table-cell office:value-type="float" office:value="36.249999999999993" table:formula="of:=[.G19]-[.F19]" table:style-name="ce13">
            <text:p>36.25</text:p>
          </table:table-cell>
          <table:table-cell office:value-type="float" office:value="4296.78" table:formula="of:=[.$B$16]*[.I19]*9.81-[.$B$17]*[.J19]*9.81" table:style-name="ce14">
            <text:p>4296.78</text:p>
          </table:table-cell>
          <table:table-cell office:value-type="float" office:value="3.2786885245901639E-3" table:formula="of:=1/([.D19]+273)" table:style-name="ce15">
            <text:p>0.003278689</text:p>
          </table:table-cell>
          <table:table-cell office:value-type="float" office:value="8.3656211839537171" table:formula="of:=LN([.K19])" table:style-name="ce15">
            <text:p>8.365621184</text:p>
          </table:table-cell>
          <table:table-cell office:value-type="float" office:value="32.228514003599997" table:formula="of:=[.K19]*0.00750062" table:style-name="ce9">
            <text:p>32.228514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office:value-type="float" office:value="28" table:style-name="ce9">
            <text:p>28</text:p>
          </table:table-cell>
          <table:table-cell office:value-type="float" office:value="84.8" table:style-name="ce10">
            <text:p>84.8</text:p>
          </table:table-cell>
          <table:table-cell office:value-type="float" office:value="58" table:style-name="ce11">
            <text:p>58</text:p>
          </table:table-cell>
          <table:table-cell office:value-type="float" office:value="94.25" table:style-name="ce12">
            <text:p>94.25</text:p>
          </table:table-cell>
          <table:covered-table-cell/>
          <table:table-cell office:value-type="float" office:value="26.799999999999997" table:formula="of:=[.E20]-[.F20]" table:style-name="ce13">
            <text:p>26.8</text:p>
          </table:table-cell>
          <table:table-cell office:value-type="float" office:value="36.25" table:formula="of:=[.G20]-[.F20]" table:style-name="ce13">
            <text:p>36.25</text:p>
          </table:table-cell>
          <table:table-cell office:value-type="float" office:value="3206.7909" table:formula="of:=[.$B$16]*[.I20]*9.81-[.$B$17]*[.J20]*9.81" table:style-name="ce14">
            <text:p>3206.7909</text:p>
          </table:table-cell>
          <table:table-cell office:value-type="float" office:value="3.3222591362126247E-3" table:formula="of:=1/([.D20]+273)" table:style-name="ce15">
            <text:p>0.003322259</text:p>
          </table:table-cell>
          <table:table-cell office:value-type="float" office:value="8.0730259964449242" table:formula="of:=LN([.K20])" table:style-name="ce15">
            <text:p>8.073025996</text:p>
          </table:table-cell>
          <table:table-cell office:value-type="float" office:value="24.052919960358" table:formula="of:=[.K20]*0.00750062" table:style-name="ce9">
            <text:p>24.05291996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office:value-type="float" office:value="25.1" table:style-name="ce9">
            <text:p>25.1</text:p>
          </table:table-cell>
          <table:table-cell office:value-type="float" office:value="82.15" table:style-name="ce10">
            <text:p>82.15</text:p>
          </table:table-cell>
          <table:table-cell office:value-type="float" office:value="60.4" table:style-name="ce11">
            <text:p>60.4</text:p>
          </table:table-cell>
          <table:table-cell office:value-type="float" office:value="96.65" table:style-name="ce12">
            <text:p>96.65</text:p>
          </table:table-cell>
          <table:covered-table-cell/>
          <table:table-cell office:value-type="float" office:value="21.750000000000007" table:formula="of:=[.E21]-[.F21]" table:style-name="ce13">
            <text:p>21.75</text:p>
          </table:table-cell>
          <table:table-cell office:value-type="float" office:value="36.250000000000007" table:formula="of:=[.G21]-[.F21]" table:style-name="ce13">
            <text:p>36.25</text:p>
          </table:table-cell>
          <table:table-cell office:value-type="float" office:value="2535.5171250000008" table:formula="of:=[.$B$16]*[.I21]*9.81-[.$B$17]*[.J21]*9.81" table:style-name="ce14">
            <text:p>2535.517125</text:p>
          </table:table-cell>
          <table:table-cell office:value-type="float" office:value="3.3545790003354577E-3" table:formula="of:=1/([.D21]+273)" table:style-name="ce15">
            <text:p>0.003354579</text:p>
          </table:table-cell>
          <table:table-cell office:value-type="float" office:value="7.8381528893041601" table:formula="of:=LN([.K21])" table:style-name="ce15">
            <text:p>7.838152889</text:p>
          </table:table-cell>
          <table:table-cell office:value-type="float" office:value="19.017950458117507" table:formula="of:=[.K21]*0.00750062" table:style-name="ce9">
            <text:p>19.01795046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21"/>
          <table:table-cell table:number-columns-repeated="3" table:style-name="ce22"/>
          <table:table-cell table:style-name="ce1"/>
          <table:table-cell office:value-type="float" office:value="0" table:formula="of:=[.E22]-[.F22]" table:style-name="ce22">
            <text:p>0</text:p>
          </table:table-cell>
          <table:table-cell office:value-type="float" office:value="0" table:formula="of:=[.G22]-[.F22]" table:style-name="ce22">
            <text:p>0</text:p>
          </table:table-cell>
          <table:table-cell table:number-columns-repeated="4" table:style-name="ce21"/>
          <table:table-cell table:number-columns-repeated="16370"/>
        </table:table-row>
        <table:table-row table:number-rows-repeated="3" table:style-name="ro1">
          <table:table-cell table:number-columns-repeated="3" table:style-name="ce1"/>
          <table:table-cell table:style-name="ce21"/>
          <table:table-cell table:number-columns-repeated="3" table:style-name="ce22"/>
          <table:table-cell table:style-name="ce1"/>
          <table:table-cell table:number-columns-repeated="2" table:style-name="ce22"/>
          <table:table-cell table:number-columns-repeated="4" table:style-name="ce21"/>
          <table:table-cell table:number-columns-repeated="16370"/>
        </table:table-row>
        <table:table-row table:number-rows-repeated="1048551" table:style-name="ro1">
          <table:table-cell table:number-columns-repeated="16384"/>
        </table:table-row>
      </table:table>
      <table:table table:name="Лист2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t, C</text:p>
          </table:table-cell>
          <table:table-cell office:value-type="string" table:style-name="ce1">
            <text:p>hв, мм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Демьянов Георгий</dc:creator>
    <meta:creation-date>2017-03-29T09:04:30Z</meta:creation-date>
    <dc:date>2017-03-30T19:01:45Z</dc:date>
    <meta:editing-cycles>4</meta:editing-cycles>
    <meta:editing-duration>PT662S</meta:editing-duration>
  </office:meta>
</office:document-meta>
</file>